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family-generic="roman" style:font-pitch="variable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1" style:family="table" style:master-page-name="First_20_Page">
      <style:table-properties style:width="15.192cm" style:page-number="auto" table:align="left" style:writing-mode="lr-tb"/>
    </style:style>
    <style:style style:name="Tabla1.A" style:family="table-column">
      <style:table-column-properties style:column-width="15.192cm"/>
    </style:style>
    <style:style style:name="Tabla1.1" style:family="table-row">
      <style:table-row-properties style:min-row-height="1.268cm"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15.247cm" table:align="margins" style:writing-mode="lr-tb"/>
    </style:style>
    <style:style style:name="Tabla3.A" style:family="table-column">
      <style:table-column-properties style:column-width="15.247cm" style:rel-column-width="65535*"/>
    </style:style>
    <style:style style:name="Tabla3.1" style:family="table-row">
      <style:table-row-properties style:min-row-height="0.753cm" fo:keep-together="auto"/>
    </style:style>
    <style:style style:name="Tabla3.A1" style:family="table-cell">
      <style:table-cell-properties style:vertical-align="middle" fo:background-color="#dbe5f1" fo:padding-left="0.123cm" fo:padding-right="0.123cm" fo:padding-top="0cm" fo:padding-bottom="0cm" fo:border="none" style:writing-mode="lr-tb">
        <style:background-image/>
      </style:table-cell-properties>
    </style:style>
    <style:style style:name="Tabla4" style:family="table">
      <style:table-properties style:width="15.072cm" fo:margin-left="0.06cm" table:align="left" style:writing-mode="lr-tb"/>
    </style:style>
    <style:style style:name="Tabla4.A" style:family="table-column">
      <style:table-column-properties style:column-width="15.072cm"/>
    </style:style>
    <style:style style:name="Tabla4.1" style:family="table-row">
      <style:table-row-properties style:min-row-height="0.517cm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style:min-row-height="4.281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" style:family="table">
      <style:table-properties style:width="15.072cm" fo:margin-left="0.06cm" table:align="left" style:writing-mode="lr-tb"/>
    </style:style>
    <style:style style:name="Tabla5.A" style:family="table-column">
      <style:table-column-properties style:column-width="15.072cm"/>
    </style:style>
    <style:style style:name="Tabla5.1" style:family="table-row">
      <style:table-row-properties style:min-row-height="0.517cm" fo:keep-together="auto"/>
    </style:style>
    <style:style style:name="Tabla5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4.281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4.281cm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" style:family="table">
      <style:table-properties style:width="15.274cm" fo:margin-left="-0.136cm" table:align="left" style:writing-mode="lr-tb"/>
    </style:style>
    <style:style style:name="Tabla7.A" style:family="table-column">
      <style:table-column-properties style:column-width="7.183cm"/>
    </style:style>
    <style:style style:name="Tabla7.B" style:family="table-column">
      <style:table-column-properties style:column-width="1.104cm"/>
    </style:style>
    <style:style style:name="Tabla7.C" style:family="table-column">
      <style:table-column-properties style:column-width="1.108cm"/>
    </style:style>
    <style:style style:name="Tabla7.E" style:family="table-column">
      <style:table-column-properties style:column-width="4.775cm"/>
    </style:style>
    <style:style style:name="Tabla7.1" style:family="table-row">
      <style:table-row-properties style:min-row-height="0.236cm" fo:keep-together="auto"/>
    </style:style>
    <style:style style:name="Tabla7.A1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B1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000080" fo:border-bottom="0.5pt solid #808080" style:writing-mode="lr-tb">
        <style:background-image/>
      </style:table-cell-properties>
    </style:style>
    <style:style style:name="Tabla7.E1" style:family="table-cell">
      <style:table-cell-properties style:vertical-align="middle" fo:background-color="#dbe5f1" fo:padding-left="0.123cm" fo:padding-right="0.123cm" fo:padding-top="0cm" fo:padding-bottom="0cm" fo:border="0.5pt solid #000080" style:writing-mode="lr-tb">
        <style:background-image/>
      </style:table-cell-properties>
    </style:style>
    <style:style style:name="Tabla7.2" style:family="table-row">
      <style:table-row-properties style:min-row-height="0.587cm" fo:keep-together="auto"/>
    </style:style>
    <style:style style:name="Tabla7.B2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808080" fo:border-bottom="0.5pt solid #000080" style:writing-mode="lr-tb">
        <style:background-image/>
      </style:table-cell-properties>
    </style:style>
    <style:style style:name="Tabla7.3" style:family="table-row">
      <style:table-row-properties style:min-row-height="0.559cm" fo:keep-together="auto"/>
    </style:style>
    <style:style style:name="Tabla7.A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3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4" style:family="table-row">
      <style:table-row-properties fo:keep-together="auto"/>
    </style:style>
    <style:style style:name="Tabla7.A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4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5" style:family="table-row">
      <style:table-row-properties fo:keep-together="auto"/>
    </style:style>
    <style:style style:name="Tabla7.A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5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6" style:family="table-row">
      <style:table-row-properties fo:keep-together="auto"/>
    </style:style>
    <style:style style:name="Tabla7.A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6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7" style:family="table-row">
      <style:table-row-properties fo:keep-together="auto"/>
    </style:style>
    <style:style style:name="Tabla7.A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7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8" style:family="table-row">
      <style:table-row-properties fo:keep-together="auto"/>
    </style:style>
    <style:style style:name="Tabla7.A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8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9" style:family="table-row">
      <style:table-row-properties fo:keep-together="auto"/>
    </style:style>
    <style:style style:name="Tabla7.A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9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9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9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9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0" style:family="table-row">
      <style:table-row-properties fo:keep-together="auto"/>
    </style:style>
    <style:style style:name="Tabla7.A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0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0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0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0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1" style:family="table-row">
      <style:table-row-properties fo:keep-together="auto"/>
    </style:style>
    <style:style style:name="Tabla7.A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1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1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1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1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2" style:family="table-row">
      <style:table-row-properties fo:keep-together="auto"/>
    </style:style>
    <style:style style:name="Tabla7.A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2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2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2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2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3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3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4" style:family="table-row">
      <style:table-row-properties fo:keep-together="auto"/>
    </style:style>
    <style:style style:name="Tabla7.A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4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4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5" style:family="table-row">
      <style:table-row-properties fo:keep-together="auto"/>
    </style:style>
    <style:style style:name="Tabla7.A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5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5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6" style:family="table-row">
      <style:table-row-properties fo:keep-together="auto"/>
    </style:style>
    <style:style style:name="Tabla7.A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6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6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7" style:family="table-row">
      <style:table-row-properties fo:keep-together="auto"/>
    </style:style>
    <style:style style:name="Tabla7.A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7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7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8" style:family="table-row">
      <style:table-row-properties fo:keep-together="auto"/>
    </style:style>
    <style:style style:name="Tabla7.A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8" style:family="table-cell">
      <style:table-cell-properties style:vertical-align="middle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8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9" style:family="table-row">
      <style:table-row-properties fo:keep-together="auto"/>
    </style:style>
    <style:style style:name="Tabla7.A19" style:family="table-cell">
      <style:table-cell-properties style:vertical-align="top" fo:background-color="#dbe5f1" fo:padding-left="0.123cm" fo:padding-right="0.123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E19" style:family="table-cell">
      <style:table-cell-properties style:vertical-align="top" fo:background-color="#dbe5f1" fo:padding-left="0.123cm" fo:padding-right="0.123cm" fo:padding-top="0cm" fo:padding-bottom="0cm" fo:border="0.5pt solid #000080" style:writing-mode="lr-tb">
        <style:background-image/>
      </style:table-cell-properties>
    </style:style>
    <style:style style:name="Tabla8" style:family="table">
      <style:table-properties style:width="17.189cm" table:align="margins" style:writing-mode="lr-tb"/>
    </style:style>
    <style:style style:name="Tabla8.A" style:family="table-column">
      <style:table-column-properties style:column-width="17.189cm" style:rel-column-width="65535*"/>
    </style:style>
    <style:style style:name="Tabla8.1" style:family="table-row">
      <style:table-row-properties style:min-row-height="1.734cm" fo:keep-together="auto"/>
    </style:style>
    <style:style style:name="Tabla8.A1" style:family="table-cell">
      <style:table-cell-properties style:vertical-align="top" fo:background-color="#dbe5f1" fo:padding-left="0.123cm" fo:padding-right="0.123cm" fo:padding-top="0cm" fo:padding-bottom="0cm" fo:border="0.5pt solid #80808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  <style:text-properties style:font-name="Cambria" fo:font-size="10pt" fo:language="es" fo:country="ES" officeooo:rsid="00146fd5" officeooo:paragraph-rsid="00197207" style:font-name-asian="Times New Roman" style:font-size-asian="10pt" style:language-asian="es" style:country-asian="ES" style:font-size-complex="10pt"/>
    </style:style>
    <style:style style:name="P2" style:family="paragraph" style:parent-style-name="Standard">
      <style:paragraph-properties style:snap-to-layout-grid="false"/>
      <style:text-properties style:font-name="Cambria" fo:font-size="10pt" fo:language="es" fo:country="ES" officeooo:rsid="00146fd5" officeooo:paragraph-rsid="00146fd5" style:font-name-asian="Times New Roman" style:font-size-asian="10pt" style:language-asian="es" style:country-asian="ES" style:font-size-complex="10pt"/>
    </style:style>
    <style:style style:name="P3" style:family="paragraph" style:parent-style-name="Standard">
      <style:paragraph-properties style:snap-to-layout-grid="false"/>
      <style:text-properties style:font-name="Cambria" fo:font-size="10pt" fo:language="es" fo:country="ES" officeooo:rsid="00158f02" officeooo:paragraph-rsid="00158f02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style:font-size-asian="10pt"/>
    </style:style>
    <style:style style:name="P5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8" style:family="paragraph" style:parent-style-name="Standard">
      <style:paragraph-properties style:snap-to-layout-grid="false"/>
      <style:text-properties fo:font-size="10pt" fo:language="es" fo:country="ES" fo:font-weight="bold" officeooo:paragraph-rsid="00177e6c" style:font-name-asian="Times New Roman" style:font-size-asian="10pt" style:language-asian="es" style:country-asian="ES" style:font-weight-asian="bold" style:font-size-complex="10pt"/>
    </style:style>
    <style:style style:name="P9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10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1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2" style:family="paragraph" style:parent-style-name="Standard">
      <style:paragraph-properties style:snap-to-layout-grid="false"/>
      <style:text-properties style:font-name="Cambria" fo:font-size="10pt" fo:language="es" fo:country="ES" officeooo:rsid="00146fd5" officeooo:paragraph-rsid="00146fd5" style:font-name-asian="Times New Roman" style:font-size-asian="10pt" style:language-asian="es" style:country-asian="ES" style:font-size-complex="10pt"/>
    </style:style>
    <style:style style:name="P13" style:family="paragraph" style:parent-style-name="Standard">
      <style:paragraph-properties style:snap-to-layout-grid="false"/>
      <style:text-properties style:font-name="Cambria" fo:font-size="10pt" fo:language="es" fo:country="ES" officeooo:rsid="00158f02" officeooo:paragraph-rsid="00158f02" style:font-name-asian="Times New Roman" style:font-size-asian="10pt" style:language-asian="es" style:country-asian="ES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Cambria" fo:font-size="10pt" fo:language="es" fo:country="ES" officeooo:rsid="0015d99a" officeooo:paragraph-rsid="0015d99a" style:font-name-asian="Times New Roman" style:font-size-asian="10pt" style:language-asian="es" style:country-asian="ES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6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8" style:family="paragraph" style:parent-style-name="Standard">
      <style:text-properties fo:font-size="1pt"/>
    </style:style>
    <style:style style:name="P19" style:family="paragraph" style:parent-style-name="Standard"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20" style:family="paragraph" style:parent-style-name="Standard">
      <style:paragraph-properties style:snap-to-layout-grid="false"/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21" style:family="paragraph" style:parent-style-name="Standard">
      <style:paragraph-properties style:snap-to-layout-grid="false"/>
      <style:text-properties style:font-name="Calibri" fo:font-size="9pt" fo:language="es" fo:country="ES" fo:font-weight="bold" style:font-name-asian="Times New Roman" style:font-size-asian="9pt" style:language-asian="es" style:country-asian="ES" style:font-weight-asian="bold" style:font-size-complex="10pt"/>
    </style:style>
    <style:style style:name="P22" style:family="paragraph" style:parent-style-name="Standard">
      <style:text-properties style:font-name="Calibri" officeooo:paragraph-rsid="0016993e"/>
    </style:style>
    <style:style style:name="P23" style:family="paragraph" style:parent-style-name="Standard">
      <loext:graphic-properties draw:fill="solid" draw:fill-color="#dbe5f1" draw:opacity="100%"/>
      <style:paragraph-properties fo:background-color="#dbe5f1"/>
      <style:text-properties style:font-name="Calibri" officeooo:paragraph-rsid="0016993e"/>
    </style:style>
    <style:style style:name="P24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25" style:family="paragraph" style:parent-style-name="Footer">
      <style:paragraph-properties fo:text-align="end" style:justify-single-word="false"/>
      <style:text-properties fo:font-size="9pt" officeooo:paragraph-rsid="00175990" style:font-size-asian="9pt" style:font-size-complex="9pt"/>
    </style:style>
    <style:style style:name="P26" style:family="paragraph" style:parent-style-name="Footer">
      <style:paragraph-properties fo:text-align="end" style:justify-single-word="false"/>
      <style:text-properties fo:font-size="9pt" officeooo:paragraph-rsid="00169b41" style:font-size-asian="9pt" style:font-size-complex="9pt"/>
    </style:style>
    <style:style style:name="P27" style:family="paragraph" style:parent-style-name="Standard">
      <style:paragraph-properties fo:margin-left="0.213cm" fo:margin-right="0cm" fo:text-indent="0cm" style:auto-text-indent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28" style:family="paragraph" style:parent-style-name="Standard">
      <style:paragraph-properties fo:margin-left="0.213cm" fo:margin-right="0cm" fo:text-indent="0cm" style:auto-text-indent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29" style:family="paragraph" style:parent-style-name="Standard">
      <style:paragraph-properties fo:margin-left="0.66cm" fo:margin-right="0cm" fo:text-indent="0cm" style:auto-text-indent="false" style:snap-to-layout-grid="false"/>
    </style:style>
    <style:style style:name="P30" style:family="paragraph" style:parent-style-name="Heading_20_1">
      <style:paragraph-properties style:snap-to-layout-grid="false"/>
      <style:text-properties fo:color="#333399" style:font-name="Cambria" fo:font-size="14pt" fo:font-weight="normal" style:font-size-asian="14pt" style:font-weight-asian="normal" style:font-size-complex="14pt" style:language-complex="zxx" style:country-complex="none" style:font-weight-complex="normal"/>
    </style:style>
    <style:style style:name="P31" style:family="paragraph" style:parent-style-name="Standard">
      <style:paragraph-properties style:snap-to-layout-grid="false"/>
      <style:text-properties style:font-name="Cambria" fo:font-size="10pt" fo:language="es" fo:country="ES" officeooo:rsid="00146fd5" officeooo:paragraph-rsid="00197207" style:font-name-asian="Times New Roman" style:font-size-asian="10pt" style:language-asian="es" style:country-asian="ES" style:font-size-complex="10pt"/>
    </style:style>
    <style:style style:name="P32" style:family="paragraph" style:parent-style-name="Standard">
      <style:paragraph-properties style:snap-to-layout-grid="false"/>
      <style:text-properties style:font-name="Cambria" fo:font-size="10pt" fo:language="es" fo:country="ES" officeooo:rsid="00146fd5" officeooo:paragraph-rsid="00146fd5" style:font-name-asian="Times New Roman" style:font-size-asian="10pt" style:language-asian="es" style:country-asian="ES" style:font-size-complex="10pt"/>
    </style:style>
    <style:style style:name="P33" style:family="paragraph" style:parent-style-name="Standard">
      <style:paragraph-properties style:snap-to-layout-grid="false"/>
      <style:text-properties style:font-name="Cambria" fo:font-size="10pt" fo:language="es" fo:country="ES" officeooo:rsid="00158f02" officeooo:paragraph-rsid="00158f02" style:font-name-asian="Times New Roman" style:font-size-asian="10pt" style:language-asian="es" style:country-asian="ES" style:font-size-complex="10pt"/>
    </style:style>
    <style:style style:name="P34" style:family="paragraph" style:parent-style-name="Text_20_body">
      <style:text-properties fo:color="#ff3333" officeooo:rsid="00197207" officeooo:paragraph-rsid="00197207"/>
    </style:style>
    <style:style style:name="P35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fo:font-weight="bold" officeooo:rsid="001a489f" officeooo:paragraph-rsid="00175990" style:font-size-asian="14pt" style:font-weight-asian="bold" style:font-size-complex="14pt" style:font-weight-complex="bold"/>
    </style:style>
    <style:style style:name="P36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officeooo:paragraph-rsid="00175990" style:font-size-asian="14pt" style:font-size-complex="14pt"/>
    </style:style>
    <style:style style:name="P37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fo:font-weight="normal" officeooo:paragraph-rsid="00175990" style:font-size-asian="14pt" style:font-weight-asian="normal" style:font-size-complex="14pt" style:font-weight-complex="normal"/>
    </style:style>
    <style:style style:name="P38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69b41" style:font-size-asian="14pt" style:font-weight-asian="bold" style:font-size-complex="14pt" style:font-weight-complex="bold"/>
    </style:style>
    <style:style style:name="P39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69b41" style:font-size-asian="14pt" style:font-size-complex="14pt"/>
    </style:style>
    <style:style style:name="P40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169b41" style:font-size-asian="14pt" style:font-weight-asian="normal" style:font-size-complex="14pt" style:font-weight-complex="normal"/>
    </style:style>
    <style:style style:name="P41" style:family="paragraph">
      <loext:graphic-properties draw:fill="solid" draw:fill-color="#111111"/>
      <style:paragraph-properties fo:text-align="center"/>
    </style:style>
    <style:style style:name="T1" style:family="text">
      <style:text-properties officeooo:rsid="00158f02"/>
    </style:style>
    <style:style style:name="T2" style:family="text">
      <style:text-properties fo:font-variant="normal" fo:text-transform="none" fo:color="#000000" style:font-name="FreeSans" fo:letter-spacing="normal" fo:font-style="normal" style:text-underline-style="none"/>
    </style:style>
    <style:style style:name="T3" style:family="text">
      <style:text-properties fo:font-variant="normal" fo:text-transform="none" fo:color="#000000" style:font-name="FreeSans" fo:letter-spacing="normal" fo:font-style="normal" style:text-underline-style="none" fo:font-weight="bold" officeooo:rsid="001a489f" style:font-weight-asian="bold" style:font-weight-complex="bold"/>
    </style:style>
    <style:style style:name="T4" style:family="text">
      <style:text-properties fo:font-variant="normal" fo:text-transform="none" fo:color="#000000" style:font-name="Liberation Sans" fo:font-size="10pt" fo:letter-spacing="normal" fo:font-style="normal" style:text-underline-style="none" style:font-size-asian="10pt" style:font-size-complex="10pt"/>
    </style:style>
    <style:style style:name="T5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T7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T8" style:family="text">
      <style:text-properties style:font-name="Liberation Sans" fo:font-weight="normal" style:font-weight-asian="normal" style:font-weight-complex="normal"/>
    </style:style>
    <style:style style:name="T9" style:family="text">
      <style:text-properties style:font-name="Liberation Sans" fo:font-weight="normal" officeooo:rsid="000e3434" style:font-weight-asian="normal" style:font-weight-complex="normal"/>
    </style:style>
    <style:style style:name="T10" style:family="text">
      <style:text-properties style:font-name="Liberation Sans" fo:font-weight="normal" officeooo:rsid="000d5855" style:font-weight-asian="normal" style:font-weight-complex="normal"/>
    </style:style>
    <style:style style:name="T11" style:family="text">
      <style:text-properties style:font-name="Liberation Sans" fo:font-weight="normal" officeooo:rsid="000d4354" style:font-weight-asian="normal" style:font-weight-complex="normal"/>
    </style:style>
    <style:style style:name="T12" style:family="text">
      <style:text-properties style:font-name="Liberation Sans" fo:font-weight="normal" officeooo:rsid="00169b41" style:font-weight-asian="normal" style:font-weight-complex="normal"/>
    </style:style>
    <style:style style:name="T13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15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015d99a"/>
    </style:style>
    <style:style style:name="T18" style:family="text">
      <style:text-properties style:font-name="FreeSans" fo:font-weight="normal" officeooo:rsid="000e3434" style:font-weight-asian="normal" style:font-weight-complex="normal"/>
    </style:style>
    <style:style style:name="T19" style:family="text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T20" style:family="text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T21" style:family="text">
      <style:text-properties style:font-name="Webdings" fo:font-size="20pt" fo:language="es" fo:country="ES" fo:font-weight="bold" style:font-size-asian="20pt" style:language-asian="es" style:country-asian="ES" style:font-weight-asian="bold" style:font-size-complex="10pt"/>
    </style:style>
    <style:style style:name="T22" style:family="text">
      <style:text-properties officeooo:rsid="00158f02"/>
    </style:style>
    <style:style style:name="T23" style:family="text">
      <style:text-properties officeooo:rsid="00197207"/>
    </style:style>
    <style:style style:name="T24" style:family="text">
      <style:text-properties style:font-name="Times New Roman" fo:font-size="12pt" fo:language="es" fo:country="ES" style:font-name-asian="Arial Unicode MS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272cm" fo:border="0.99pt solid #1f497d"/>
    </style:style>
    <style:style style:name="gr1" style:family="graphic">
      <style:graphic-properties svg:stroke-width="0.019cm" svg:stroke-color="#000000" draw:marker-start-width="0.383cm" draw:marker-end-width="0.383cm" draw:fill="solid" draw:fill-color="#111111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6102882212128" text:id="ct106102882212128">
          <text:deletion>
            <office:change-info>
              <dc:creator>Família dos Nunes Garrido</dc:creator>
              <dc:date>2016-11-02T16:00:00</dc:date>
            </office:change-info>
            <text:p text:style-name="P1">pagos</text:p>
          </text:deletion>
        </text:changed-region>
        <text:changed-region xml:id="ct106102886416064" text:id="ct106102886416064">
          <text:insertion>
            <office:change-info>
              <dc:creator>Família dos Nunes Garrido</dc:creator>
              <dc:date>2016-11-02T16:00:00</dc:date>
            </office:change-info>
          </text:insertion>
        </text:changed-region>
        <text:changed-region xml:id="ct106102882211904" text:id="ct106102882211904">
          <text:insertion>
            <office:change-info>
              <dc:creator>Família dos Nunes Garrido</dc:creator>
              <dc:date>2016-11-02T16:01:00</dc:date>
            </office:change-info>
          </text:insertion>
        </text:changed-region>
        <text:changed-region xml:id="ct106102875988992" text:id="ct106102875988992">
          <text:deletion>
            <office:change-info>
              <dc:creator>Família dos Nunes Garrido</dc:creator>
              <dc:date>2016-11-02T16:01:00</dc:date>
            </office:change-info>
            <text:p text:style-name="P1">,</text:p>
          </text:deletion>
        </text:changed-region>
        <text:changed-region xml:id="ct106102875989440" text:id="ct106102875989440">
          <text:insertion>
            <office:change-info>
              <dc:creator>Família dos Nunes Garrido</dc:creator>
              <dc:date>2016-11-02T16:01:00</dc:date>
            </office:change-info>
          </text:insertion>
        </text:changed-region>
        <text:changed-region xml:id="ct106102875991456" text:id="ct106102875991456">
          <text:insertion>
            <office:change-info>
              <dc:creator>Família dos Nunes Garrido</dc:creator>
              <dc:date>2016-11-02T16:01:00</dc:date>
            </office:change-info>
          </text:insertion>
        </text:changed-region>
        <text:changed-region xml:id="ct105553128564608" text:id="ct105553128564608">
          <text:deletion>
            <office:change-info>
              <dc:creator>Família dos Nunes Garrido</dc:creator>
              <dc:date>2016-11-02T16:01:00</dc:date>
            </office:change-info>
            <text:p text:style-name="P1">E p</text:p>
          </text:deletion>
        </text:changed-region>
        <text:changed-region xml:id="ct105553128565280" text:id="ct105553128565280">
          <text:insertion>
            <office:change-info>
              <dc:creator>Família dos Nunes Garrido</dc:creator>
              <dc:date>2016-11-02T16:01:00</dc:date>
            </office:change-info>
          </text:insertion>
        </text:changed-region>
        <text:changed-region xml:id="ct106102875990112" text:id="ct106102875990112">
          <text:deletion>
            <office:change-info>
              <dc:creator>Família dos Nunes Garrido</dc:creator>
              <dc:date>2016-11-02T16:01:00</dc:date>
            </office:change-info>
            <text:p text:style-name="P1">ne</text:p>
          </text:deletion>
        </text:changed-region>
        <text:changed-region xml:id="ct105553124331552" text:id="ct105553124331552">
          <text:insertion>
            <office:change-info>
              <dc:creator>Família dos Nunes Garrido</dc:creator>
              <dc:date>2016-11-02T16:01:00</dc:date>
            </office:change-info>
          </text:insertion>
        </text:changed-region>
        <text:changed-region xml:id="ct106102875991232" text:id="ct106102875991232">
          <text:deletion>
            <office:change-info>
              <dc:creator>Família dos Nunes Garrido</dc:creator>
              <dc:date>2016-11-02T16:01:00</dc:date>
            </office:change-info>
            <text:p text:style-name="P1">p</text:p>
          </text:deletion>
        </text:changed-region>
        <text:changed-region xml:id="ct105553120089088" text:id="ct105553120089088">
          <text:deletion>
            <office:change-info>
              <dc:creator>Família dos Nunes Garrido</dc:creator>
              <dc:date>2016-11-02T16:01:00</dc:date>
            </office:change-info>
            <text:p text:style-name="P1"><text:span text:style-name="T1">c</text:span></text:p>
          </text:deletion>
        </text:changed-region>
        <text:changed-region xml:id="ct106102878092640" text:id="ct106102878092640">
          <text:deletion>
            <office:change-info>
              <dc:creator>Família dos Nunes Garrido</dc:creator>
              <dc:date>2016-11-02T16:01:00</dc:date>
            </office:change-info>
            <text:p text:style-name="P2">desenrole</text:p>
          </text:deletion>
        </text:changed-region>
        <text:changed-region xml:id="ct106102878043584" text:id="ct106102878043584">
          <text:insertion>
            <office:change-info>
              <dc:creator>Família dos Nunes Garrido</dc:creator>
              <dc:date>2016-11-02T16:01:00</dc:date>
            </office:change-info>
          </text:insertion>
        </text:changed-region>
        <text:changed-region xml:id="ct106102878089504" text:id="ct106102878089504">
          <text:deletion>
            <office:change-info>
              <dc:creator>Família dos Nunes Garrido</dc:creator>
              <dc:date>2016-11-02T16:01:00</dc:date>
            </office:change-info>
            <text:p text:style-name="P2">poderíamos</text:p>
          </text:deletion>
        </text:changed-region>
        <text:changed-region xml:id="ct106102878091520" text:id="ct106102878091520">
          <text:insertion>
            <office:change-info>
              <dc:creator>Família dos Nunes Garrido</dc:creator>
              <dc:date>2016-11-02T16:01:00</dc:date>
            </office:change-info>
          </text:insertion>
        </text:changed-region>
        <text:changed-region xml:id="ct105553120180480" text:id="ct105553120180480">
          <text:insertion>
            <office:change-info>
              <dc:creator>Família dos Nunes Garrido</dc:creator>
              <dc:date>2016-11-02T16:01:00</dc:date>
            </office:change-info>
          </text:insertion>
        </text:changed-region>
        <text:changed-region xml:id="ct105553120124928" text:id="ct105553120124928">
          <text:deletion>
            <office:change-info>
              <dc:creator>Família dos Nunes Garrido</dc:creator>
              <dc:date>2016-11-02T16:01:00</dc:date>
            </office:change-info>
            <text:p text:style-name="P2">r</text:p>
          </text:deletion>
        </text:changed-region>
        <text:changed-region xml:id="ct106102880205248" text:id="ct106102880205248">
          <text:deletion>
            <office:change-info>
              <dc:creator>Família dos Nunes Garrido</dc:creator>
              <dc:date>2016-11-02T16:01:00</dc:date>
            </office:change-info>
            <text:p text:style-name="P3">c</text:p>
          </text:deletion>
        </text:changed-region>
        <text:changed-region xml:id="ct105553134802304" text:id="ct105553134802304">
          <text:deletion>
            <office:change-info>
              <dc:creator>Família dos Nunes Garrido</dc:creator>
              <dc:date>2016-11-02T16:02:00</dc:date>
            </office:change-info>
            <text:p text:style-name="P3">e</text:p>
          </text:deletion>
        </text:changed-region>
        <text:changed-region xml:id="ct105553134801408" text:id="ct105553134801408">
          <text:insertion>
            <office:change-info>
              <dc:creator>Família dos Nunes Garrido</dc:creator>
              <dc:date>2016-11-02T16:02:00</dc:date>
            </office:change-info>
          </text:insertion>
        </text:changed-region>
        <text:changed-region xml:id="ct105553134802528" text:id="ct105553134802528">
          <text:deletion>
            <office:change-info>
              <dc:creator>Família dos Nunes Garrido</dc:creator>
              <dc:date>2016-11-02T16:02:00</dc:date>
            </office:change-info>
            <text:p text:style-name="P3">i</text:p>
          </text:deletion>
        </text:changed-region>
        <text:changed-region xml:id="ct106102886433088" text:id="ct106102886433088">
          <text:insertion>
            <office:change-info>
              <dc:creator>Família dos Nunes Garrido</dc:creator>
              <dc:date>2016-11-02T16:02:00</dc:date>
            </office:change-info>
          </text:insertion>
        </text:changed-region>
        <text:changed-region xml:id="ct105553134802080" text:id="ct105553134802080">
          <text:deletion>
            <office:change-info>
              <dc:creator>Família dos Nunes Garrido</dc:creator>
              <dc:date>2016-11-02T16:02:00</dc:date>
            </office:change-info>
            <text:p text:style-name="P3">c</text:p>
          </text:deletion>
        </text:changed-region>
        <text:changed-region xml:id="ct106102886443168" text:id="ct106102886443168">
          <text:deletion>
            <office:change-info>
              <dc:creator>Família dos Nunes Garrido</dc:creator>
              <dc:date>2016-11-02T16:02:00</dc:date>
            </office:change-info>
            <text:p text:style-name="P3">c</text:p>
          </text:deletion>
        </text:changed-region>
        <text:changed-region xml:id="ct105553134807904" text:id="ct105553134807904">
          <text:deletion>
            <office:change-info>
              <dc:creator>Família dos Nunes Garrido</dc:creator>
              <dc:date>2016-11-02T16:02:00</dc:date>
            </office:change-info>
            <text:p text:style-name="P3">c</text:p>
          </text:deletion>
        </text:changed-region>
        <text:changed-region xml:id="ct106102886458400" text:id="ct106102886458400">
          <text:insertion>
            <office:change-info>
              <dc:creator>Família dos Nunes Garrido</dc:creator>
              <dc:date>2016-11-02T16:02:00</dc:date>
            </office:change-info>
          </text:insertion>
        </text:changed-region>
        <text:changed-region xml:id="ct106102886454368" text:id="ct106102886454368">
          <text:deletion>
            <office:change-info>
              <dc:creator>Família dos Nunes Garrido</dc:creator>
              <dc:date>2016-11-02T16:02:00</dc:date>
            </office:change-info>
            <text:p text:style-name="P3">ci</text:p>
          </text:deletion>
        </text:changed-region>
        <text:changed-region xml:id="ct105553134824032" text:id="ct105553134824032">
          <text:insertion>
            <office:change-info>
              <dc:creator>Família dos Nunes Garrido</dc:creator>
              <dc:date>2016-11-02T16:03:00</dc:date>
            </office:change-info>
          </text:insertion>
        </text:changed-region>
        <text:changed-region xml:id="ct105553134822912" text:id="ct105553134822912">
          <text:deletion>
            <office:change-info>
              <dc:creator>Família dos Nunes Garrido</dc:creator>
              <dc:date>2016-11-02T16:03:00</dc:date>
            </office:change-info>
            <text:p text:style-name="P3">ó</text:p>
          </text:deletion>
        </text:changed-region>
        <text:changed-region xml:id="ct106102886474304" text:id="ct106102886474304">
          <text:insertion>
            <office:change-info>
              <dc:creator>Família dos Nunes Garrido</dc:creator>
              <dc:date>2016-11-02T16:03:00</dc:date>
            </office:change-info>
          </text:insertion>
        </text:changed-region>
        <text:changed-region xml:id="ct106102886493568" text:id="ct106102886493568">
          <text:insertion>
            <office:change-info>
              <dc:creator>Família dos Nunes Garrido</dc:creator>
              <dc:date>2016-11-02T16:04:00</dc:date>
            </office:change-info>
          </text:insertion>
        </text:changed-region>
        <text:changed-region xml:id="ct106102888545024" text:id="ct106102888545024">
          <text:insertion>
            <office:change-info>
              <dc:creator>Família dos Nunes Garrido</dc:creator>
              <dc:date>2016-11-02T16:05:00</dc:date>
            </office:change-info>
          </text:insertion>
        </text:changed-region>
        <text:changed-region xml:id="ct106102890562880" text:id="ct106102890562880">
          <text:insertion>
            <office:change-info>
              <dc:creator>Família dos Nunes Garrido</dc:creator>
              <dc:date>2016-11-02T16:06:00</dc:date>
            </office:change-info>
          </text:insertion>
        </text:changed-region>
        <text:changed-region xml:id="ct106102890651360" text:id="ct106102890651360">
          <text:insertion>
            <office:change-info>
              <dc:creator>Família dos Nunes Garrido</dc:creator>
              <dc:date>2016-11-02T16:07:00</dc:date>
            </office:change-info>
          </text:insertion>
        </text:changed-region>
        <text:changed-region xml:id="ct106102890670848" text:id="ct106102890670848">
          <text:insertion>
            <office:change-info>
              <dc:creator>Família dos Nunes Garrido</dc:creator>
              <dc:date>2016-11-02T16:08:00</dc:date>
            </office:change-info>
          </text:insertion>
        </text:changed-region>
        <text:changed-region xml:id="ct105553145255584" text:id="ct105553145255584">
          <text:insertion>
            <office:change-info>
              <dc:creator>Família dos Nunes Garrido</dc:creator>
              <dc:date>2016-11-02T16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0" text:outline-level="1">FICHA TRABALLO: SELECCIÓN DA IDEA DE NEGOCIO.</text:h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6">Nome e Apelidos </text:p>
          </table:table-cell>
          <table:table-cell table:style-name="Tabla2.B1" office:value-type="string">
            <text:p text:style-name="P2">Adrián Álvarez Lois</text:p>
          </table:table-cell>
        </table:table-row>
      </table:table>
      <text:p text:style-name="Standard"/>
      <text:p text:style-name="P18"><draw:frame draw:style-name="fr1" draw:name="Marco1" text:anchor-type="paragraph" svg:x="-0.086cm" svg:y="-0.092cm" svg:width="15.247cm" draw:z-index="0"><draw:text-box fo:min-height="0.37cm"><table:table table:name="Tabla3" table:style-name="Tabla3"><table:table-column table:style-name="Tabla3.A"/><table:table-row table:style-name="Tabla3.1"><table:table-cell table:style-name="Tabla3.A1" office:value-type="string"><text:p text:style-name="P28">1. DESCRICIÓN DAS IDEAS DE NEGOCIO A AVALIAR</text:p><text:p text:style-name="P27"/></table:table-cell></table:table-row></table:table></draw:text-box></draw:frame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IDEA 1 <text:s/>Descrición: principais servizos e características xerais</text:p>
          </table:table-cell>
        </table:table-row>
        <table:table-row table:style-name="Tabla4.2">
          <table:table-cell table:style-name="Tabla4.A2" office:value-type="string">
            <text:p text:style-name="P1">Dixitalizar a xestión integral dos servizos para particulares da Cooperativa de Catamaráns de O Grove. Actualmente o proceso da organización de horarios, venda de pasaxes e control e contabilidade fanse a man, non existe un PC nunha empresa que emplea a máis de 50 persoas e move diariamente até 1000 pasaxeiros. Trataríase de deseñar unha aplicación web capaz de xestionar os horarios de saída de cada barco monitorizando a venda presencial, aceptando <text:change text:change-id="ct106102882212128"/><text:change-start text:change-id="ct106102886416064"/><text:span text:style-name="T23">pagamentos</text:span><text:change-end text:change-id="ct106102886416064"/> electrónicos<text:change-start text:change-id="ct106102882211904"/> <text:change-end text:change-id="ct106102882211904"/><text:change text:change-id="ct106102875988992"/><text:change-start text:change-id="ct106102875989440"/><text:span text:style-name="T23">e</text:span><text:change-end text:change-id="ct106102875989440"/> venda online. <text:change-start text:change-id="ct106102875991456"/></text:p>
            <text:p text:style-name="P1"><text:change-end text:change-id="ct106102875991456"/><text:change text:change-id="ct105553128564608"/><text:change-start text:change-id="ct105553128565280"/><text:span text:style-name="T23">P</text:span><text:change-end text:change-id="ct105553128565280"/>or outro lado xestionar eses dados obtidos das vendas para xe<text:change text:change-id="ct106102875990112"/>rar unha contabilidade e unha análise da información o<text:change-start text:change-id="ct105553124331552"/><text:span text:style-name="T23">b</text:span><text:change-end text:change-id="ct105553124331552"/><text:change text:change-id="ct106102875991232"/>tida para <text:span text:style-name="T1">deseñar novos produ</text:span><text:change text:change-id="ct105553120089088"/><text:span text:style-name="T1">tos que ofertar ou revisar a idoneidade dos xa prestados. </text:span></text:p>
            <text:p text:style-name="P2">Esta idea leva consigo crear unha empresa que <text:change text:change-id="ct106102878092640"/><text:change-start text:change-id="ct106102878043584"/><text:span text:style-name="T23">desenvolva </text:span><text:change-end text:change-id="ct106102878043584"/><text:s/>aplicacións para a xestión de pemes, <text:change text:change-id="ct106102878089504"/><text:change-start text:change-id="ct106102878091520"/><text:span text:style-name="T23">e</text:span><text:change-end text:change-id="ct106102878091520"/> focaliza<text:change-start text:change-id="ct105553120180480"/><text:span text:style-name="T23">ndo</text:span><text:change-end text:change-id="ct105553120180480"/><text:change text:change-id="ct105553120124928"/> a nosa actividade nas pemes do sector turístico e servizos.</text:p>
          </table:table-cell>
        </table:table-row>
      </table:table>
      <text:p text:style-name="P5"/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IDEA 2 Descrición: principais servizos e características xerais</text:p>
          </table:table-cell>
        </table:table-row>
        <table:table-row table:style-name="Tabla5.2">
          <table:table-cell table:style-name="Tabla5.A2" office:value-type="string">
            <text:p text:style-name="P3">Crear unha rede de pequenos hortos peri-urbanos no que producir froitas, hortalizas e demáis productos en pequenas produ<text:change text:change-id="ct106102880205248"/>cións <text:change text:change-id="ct105553134802304"/><text:s/>totalmente respe<text:change-start text:change-id="ct105553134801408"/><text:span text:style-name="T23">c</text:span><text:change-end text:change-id="ct105553134801408"/><text:change text:change-id="ct105553134802528"/>tuosas co me<text:change-start text:change-id="ct106102886433088"/><text:span text:style-name="T23">d</text:span><text:change-end text:change-id="ct106102886433088"/>io ambiente. Trátase fundamentalmente de poñer en produ<text:change text:change-id="ct105553134802080"/>ción esas pequenas leiras das que moitos dispoñemos polo país adiante e crear unha comunidade de produ<text:change text:change-id="ct106102886443168"/>tores e unha plataforma online onde se poida dar saída comercial a esos productos do campo que vimos de producir. Tamén nesa plataforma de interacción produ<text:change text:change-id="ct105553134807904"/>tor-usuario se volcarían outros servizos como asesoramento, explotación e organización de eventos relacionados coa producción que as leiras saquen.</text:p>
          </table:table-cell>
        </table:table-row>
      </table:table>
      <text:p text:style-name="P5"/>
      <text:p text:style-name="P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>IDEA 3 Descrición: principais servizos e características xerais</text:p>
          </table:table-cell>
        </table:table-row>
        <table:table-row table:style-name="Tabla6.2">
          <table:table-cell table:style-name="Tabla6.A2" office:value-type="string">
            <text:p text:style-name="P3">Crear un medio dixital de difusión de contidos e prensa a escala local-comarcal onde se practique xornalismo de proximidade con especial incidencia na vida social, axenda socio-cultural, xestión de participación e interactuación cos consumidores por medio de redes sociáis, xestión de publicidade, hemeroteca, organización e promoción de eventos. </text:p>
            <text:p text:style-name="P3">Eu son de O Grove e por aquí existe un medio que cubriría esas necesidades e ten bastante éxito pero coido que non acada os seus obxectivos e ofrece un servi<text:change-start text:change-id="ct106102886458400"/><text:span text:style-name="T23">z</text:span><text:change-end text:change-id="ct106102886458400"/><text:change text:change-id="ct106102886454368"/>o pésimo. Non é un medio vivo, non se actualizan os contidos e informacións peri<text:change-start text:change-id="ct105553134824032"/><text:span text:style-name="T23">o</text:span><text:change-end text:change-id="ct105553134824032"/><text:change text:change-id="ct105553134822912"/>dicamente, o site ten mal acceso e fallas de deseño, non integra as redes sociais senón que manteñen canles diferentes e non centralizadas, non ofrece unha axenda cultural accesible e actualizada, non fomenta a interacción entre usuarios, non promove eventos cos que aumentar a repercusión...</text:p>
          </table:table-cell>
        </table:table-row>
      </table:table>
      <text:p text:style-name="P5"/>
      <text:p text:style-name="P5"/>
      <text:p text:style-name="P5"/>
      <text:p text:style-name="P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table:number-rows-spanned="2" office:value-type="string">
            <text:p text:style-name="P8"/>
            <text:p text:style-name="P8">CRITERIOS de AVALIACIÓN <text:span text:style-name="T17">Do 1 ao <text:s/>3</text:span></text:p>
          </table:table-cell>
          <table:table-cell table:style-name="Tabla7.B1" table:number-columns-spanned="3" office:value-type="string">
            <text:p text:style-name="P6">Puntuación</text:p>
          </table:table-cell>
          <table:covered-table-cell/>
          <table:covered-table-cell/>
          <table:table-cell table:style-name="Tabla7.E1" table:number-rows-spanned="2" office:value-type="string">
            <text:p text:style-name="P7">Observacións</text:p>
          </table:table-cell>
        </table:table-row>
        <table:table-row table:style-name="Tabla7.2">
          <table:covered-table-cell/>
          <table:table-cell table:style-name="Tabla7.B2" office:value-type="string">
            <text:p text:style-name="P7">Idea 1</text:p>
          </table:table-cell>
          <table:table-cell table:style-name="Tabla7.B2" office:value-type="string">
            <text:p text:style-name="P7">Idea 2</text:p>
          </table:table-cell>
          <table:table-cell table:style-name="Tabla7.B2" office:value-type="string">
            <text:p text:style-name="P7">Idea 3</text:p>
          </table:table-cell>
          <table:covered-table-cell/>
        </table:table-row>
        <table:table-row table:style-name="Tabla7.3">
          <table:table-cell table:style-name="Tabla7.A18" office:value-type="string">
            <text:p text:style-name="P11">Investimento necesario e recursos <text:soft-page-break/>dispoñibles</text:p>
          </table:table-cell>
          <table:table-cell table:style-name="Tabla7.D18" office:value-type="string">
            <text:p text:style-name="P14">1</text:p>
          </table:table-cell>
          <table:table-cell table:style-name="Tabla7.C18" office:value-type="string">
            <text:p text:style-name="P14">3</text:p>
          </table:table-cell>
          <table:table-cell table:style-name="Tabla7.D18" office:value-type="string">
            <text:p text:style-name="P14">2</text:p>
          </table:table-cell>
          <table:table-cell table:style-name="Tabla7.E18" office:value-type="string">
            <text:p text:style-name="P20">Menor puntuación a maior dificultade</text:p>
          </table:table-cell>
        </table:table-row>
        <table:table-row table:style-name="Tabla7.4">
          <table:table-cell table:style-name="Tabla7.A18" office:value-type="string">
            <text:p text:style-name="P11">Demanda <text:s/>potencial</text:p>
          </table:table-cell>
          <table:table-cell table:style-name="Tabla7.D18" office:value-type="string">
            <text:p text:style-name="P14">2</text:p>
          </table:table-cell>
          <table:table-cell table:style-name="Tabla7.C18" office:value-type="string">
            <text:p text:style-name="P14">1</text:p>
          </table:table-cell>
          <table:table-cell table:style-name="Tabla7.D18" office:value-type="string">
            <text:p text:style-name="P14">3</text:p>
          </table:table-cell>
          <table:table-cell table:style-name="Tabla7.E18" office:value-type="string">
            <text:p text:style-name="P20">A maior demanda maior valor</text:p>
            <text:p text:style-name="P19"/>
          </table:table-cell>
        </table:table-row>
        <table:table-row table:style-name="Tabla7.5">
          <table:table-cell table:style-name="Tabla7.A18" office:value-type="string">
            <text:p text:style-name="P11">Evolución do número de consumidores</text:p>
          </table:table-cell>
          <table:table-cell table:style-name="Tabla7.D18" office:value-type="string">
            <text:p text:style-name="P14">3</text:p>
          </table:table-cell>
          <table:table-cell table:style-name="Tabla7.C18" office:value-type="string">
            <text:p text:style-name="P14">2</text:p>
          </table:table-cell>
          <table:table-cell table:style-name="Tabla7.D18" office:value-type="string">
            <text:p text:style-name="P14">1</text:p>
          </table:table-cell>
          <table:table-cell table:style-name="Tabla7.E18" office:value-type="string">
            <text:p text:style-name="P20">A maior potencial de crecemento, maior puntuación.</text:p>
          </table:table-cell>
        </table:table-row>
        <table:table-row table:style-name="Tabla7.6">
          <table:table-cell table:style-name="Tabla7.A18" office:value-type="string">
            <text:p text:style-name="P11">Número de competidores</text:p>
          </table:table-cell>
          <table:table-cell table:style-name="Tabla7.D18" office:value-type="string">
            <text:p text:style-name="P14">1</text:p>
          </table:table-cell>
          <table:table-cell table:style-name="Tabla7.C18" office:value-type="string">
            <text:p text:style-name="P14">3</text:p>
          </table:table-cell>
          <table:table-cell table:style-name="Tabla7.D18" office:value-type="string">
            <text:p text:style-name="P14">2</text:p>
          </table:table-cell>
          <table:table-cell table:style-name="Tabla7.E18" office:value-type="string">
            <text:p text:style-name="P20">Canta máis competencia, menor puntuación</text:p>
          </table:table-cell>
        </table:table-row>
        <table:table-row table:style-name="Tabla7.7">
          <table:table-cell table:style-name="Tabla7.A18" office:value-type="string">
            <text:p text:style-name="P11">Importancia dos competidores</text:p>
          </table:table-cell>
          <table:table-cell table:style-name="Tabla7.D18" office:value-type="string">
            <text:p text:style-name="P14">2</text:p>
          </table:table-cell>
          <table:table-cell table:style-name="Tabla7.C18" office:value-type="string">
            <text:p text:style-name="P14">3</text:p>
          </table:table-cell>
          <table:table-cell table:style-name="Tabla7.D18" office:value-type="string">
            <text:p text:style-name="P14">1</text:p>
          </table:table-cell>
          <table:table-cell table:style-name="Tabla7.E18" office:value-type="string">
            <text:p text:style-name="P20">Competidores máis fortes, menor puntuación</text:p>
          </table:table-cell>
        </table:table-row>
        <table:table-row table:style-name="Tabla7.8">
          <table:table-cell table:style-name="Tabla7.A18" office:value-type="string">
            <text:p text:style-name="P11">Poder de negociación cos provedores</text:p>
          </table:table-cell>
          <table:table-cell table:style-name="Tabla7.D18" office:value-type="string">
            <text:p text:style-name="P14">1</text:p>
          </table:table-cell>
          <table:table-cell table:style-name="Tabla7.C18" office:value-type="string">
            <text:p text:style-name="P14">3</text:p>
          </table:table-cell>
          <table:table-cell table:style-name="Tabla7.D18" office:value-type="string">
            <text:p text:style-name="P14">2</text:p>
          </table:table-cell>
          <table:table-cell table:style-name="Tabla7.E18" office:value-type="string">
            <text:p text:style-name="P20">A maior número de provedores posibles, maior puntuación</text:p>
          </table:table-cell>
        </table:table-row>
        <table:table-row table:style-name="Tabla7.9">
          <table:table-cell table:style-name="Tabla7.A18" office:value-type="string">
            <text:p text:style-name="P11">Necesidade de coñecementos ou titulacións específicas</text:p>
          </table:table-cell>
          <table:table-cell table:style-name="Tabla7.D18" office:value-type="string">
            <text:p text:style-name="P14">1</text:p>
          </table:table-cell>
          <table:table-cell table:style-name="Tabla7.C18" office:value-type="string">
            <text:p text:style-name="P14">3</text:p>
          </table:table-cell>
          <table:table-cell table:style-name="Tabla7.D18" office:value-type="string">
            <text:p text:style-name="P14">2</text:p>
          </table:table-cell>
          <table:table-cell table:style-name="Tabla7.E18" office:value-type="string">
            <text:p text:style-name="P20">Maior puntuación se dispoñemos deles ou podemos adquirilos.</text:p>
          </table:table-cell>
        </table:table-row>
        <table:table-row table:style-name="Tabla7.10">
          <table:table-cell table:style-name="Tabla7.A18" office:value-type="string">
            <text:p text:style-name="P11">Necesidade de canles de venda</text:p>
          </table:table-cell>
          <table:table-cell table:style-name="Tabla7.D18" office:value-type="string">
            <text:p text:style-name="P14">3</text:p>
          </table:table-cell>
          <table:table-cell table:style-name="Tabla7.C18" office:value-type="string">
            <text:p text:style-name="P14">2</text:p>
          </table:table-cell>
          <table:table-cell table:style-name="Tabla7.D18" office:value-type="string">
            <text:p text:style-name="P14">1</text:p>
          </table:table-cell>
          <table:table-cell table:style-name="Tabla7.E18" office:value-type="string">
            <text:p text:style-name="P20">Canto máis complexos sexan as canles, menor puntuación</text:p>
          </table:table-cell>
        </table:table-row>
        <table:table-row table:style-name="Tabla7.11">
          <table:table-cell table:style-name="Tabla7.A18" office:value-type="string">
            <text:p text:style-name="P11">Orixinalidade ou elementos innovadores</text:p>
          </table:table-cell>
          <table:table-cell table:style-name="Tabla7.D18" office:value-type="string">
            <text:p text:style-name="P14">2</text:p>
          </table:table-cell>
          <table:table-cell table:style-name="Tabla7.C18" office:value-type="string">
            <text:p text:style-name="P14">3</text:p>
          </table:table-cell>
          <table:table-cell table:style-name="Tabla7.D18" office:value-type="string">
            <text:p text:style-name="P14">1</text:p>
          </table:table-cell>
          <table:table-cell table:style-name="Tabla7.E18" office:value-type="string">
            <text:p text:style-name="P20">Puntúa máis alta a orixinalidade e innovación</text:p>
          </table:table-cell>
        </table:table-row>
        <table:table-row table:style-name="Tabla7.12">
          <table:table-cell table:style-name="Tabla7.A18" office:value-type="string">
            <text:p text:style-name="P11">Acceso ao persoal adecuado</text:p>
          </table:table-cell>
          <table:table-cell table:style-name="Tabla7.D18" office:value-type="string">
            <text:p text:style-name="P14">1</text:p>
          </table:table-cell>
          <table:table-cell table:style-name="Tabla7.C18" office:value-type="string">
            <text:p text:style-name="P14">3</text:p>
          </table:table-cell>
          <table:table-cell table:style-name="Tabla7.D18" office:value-type="string">
            <text:p text:style-name="P14">2</text:p>
          </table:table-cell>
          <table:table-cell table:style-name="Tabla7.E18" office:value-type="string">
            <text:p text:style-name="P20">A maior dispoñibilidade de persoal, maior puntuación</text:p>
          </table:table-cell>
        </table:table-row>
        <table:table-row table:style-name="Tabla7.13">
          <table:table-cell table:style-name="Tabla7.A18" office:value-type="string">
            <text:p text:style-name="P11">Dedicación requirida</text:p>
          </table:table-cell>
          <table:table-cell table:style-name="Tabla7.D18" office:value-type="string">
            <text:p text:style-name="P15">1</text:p>
          </table:table-cell>
          <table:table-cell table:style-name="Tabla7.C18" office:value-type="string">
            <text:p text:style-name="P15">2</text:p>
          </table:table-cell>
          <table:table-cell table:style-name="Tabla7.D18" office:value-type="string">
            <text:p text:style-name="P15">3</text:p>
          </table:table-cell>
          <table:table-cell table:style-name="Tabla7.E18" office:value-type="string">
            <text:p text:style-name="P20">Maior dedicación, menor puntuación</text:p>
          </table:table-cell>
        </table:table-row>
        <table:table-row table:style-name="Tabla7.14">
          <table:table-cell table:style-name="Tabla7.A18" office:value-type="string">
            <text:p text:style-name="P11">Rendibilidade esperada</text:p>
          </table:table-cell>
          <table:table-cell table:style-name="Tabla7.D18" office:value-type="string">
            <text:p text:style-name="P15">3</text:p>
          </table:table-cell>
          <table:table-cell table:style-name="Tabla7.C18" office:value-type="string">
            <text:p text:style-name="P15">2</text:p>
          </table:table-cell>
          <table:table-cell table:style-name="Tabla7.D18" office:value-type="string">
            <text:p text:style-name="P15">1</text:p>
          </table:table-cell>
          <table:table-cell table:style-name="Tabla7.E18" office:value-type="string">
            <text:p text:style-name="P20">Canto máis rendible, maior puntuación</text:p>
          </table:table-cell>
        </table:table-row>
        <table:table-row table:style-name="Tabla7.15">
          <table:table-cell table:style-name="Tabla7.A18" office:value-type="string">
            <text:p text:style-name="P11">Éxito de negocios similares</text:p>
          </table:table-cell>
          <table:table-cell table:style-name="Tabla7.D18" office:value-type="string">
            <text:p text:style-name="P15">2</text:p>
          </table:table-cell>
          <table:table-cell table:style-name="Tabla7.C18" office:value-type="string">
            <text:p text:style-name="P15">3</text:p>
          </table:table-cell>
          <table:table-cell table:style-name="Tabla7.D18" office:value-type="string">
            <text:p text:style-name="P15">1</text:p>
          </table:table-cell>
          <table:table-cell table:style-name="Tabla7.E18" office:value-type="string">
            <text:p text:style-name="P20">Maior puntuación cando existan negocios similares de éxito.</text:p>
          </table:table-cell>
        </table:table-row>
        <table:table-row table:style-name="Tabla7.16">
          <table:table-cell table:style-name="Tabla7.A18" office:value-type="string">
            <text:p text:style-name="P11">Afinidade con gustos e afeccións</text:p>
          </table:table-cell>
          <table:table-cell table:style-name="Tabla7.D18" office:value-type="string">
            <text:p text:style-name="P15">1</text:p>
          </table:table-cell>
          <table:table-cell table:style-name="Tabla7.C18" office:value-type="string">
            <text:p text:style-name="P15">3</text:p>
          </table:table-cell>
          <table:table-cell table:style-name="Tabla7.D18" office:value-type="string">
            <text:p text:style-name="P15">2</text:p>
          </table:table-cell>
          <table:table-cell table:style-name="Tabla7.E18" office:value-type="string">
            <text:p text:style-name="P20">A maior afinidade, maior puntuación</text:p>
          </table:table-cell>
        </table:table-row>
        <table:table-row table:style-name="Tabla7.17">
          <table:table-cell table:style-name="Tabla7.A18" office:value-type="string">
            <text:p text:style-name="P11">Afinidade con capacidades persoais</text:p>
          </table:table-cell>
          <table:table-cell table:style-name="Tabla7.D18" office:value-type="string">
            <text:p text:style-name="P15">1</text:p>
          </table:table-cell>
          <table:table-cell table:style-name="Tabla7.C18" office:value-type="string">
            <text:p text:style-name="P15">3</text:p>
          </table:table-cell>
          <table:table-cell table:style-name="Tabla7.D18" office:value-type="string">
            <text:p text:style-name="P15">2</text:p>
          </table:table-cell>
          <table:table-cell table:style-name="Tabla7.E18" office:value-type="string">
            <text:p text:style-name="P20">A maior afinidade, maior puntuación</text:p>
          </table:table-cell>
        </table:table-row>
        <table:table-row table:style-name="Tabla7.18">
          <table:table-cell table:style-name="Tabla7.A18" office:value-type="string">
            <text:p text:style-name="P11">Apoio familiar</text:p>
          </table:table-cell>
          <table:table-cell table:style-name="Tabla7.D18" office:value-type="string">
            <text:p text:style-name="P15">2</text:p>
          </table:table-cell>
          <table:table-cell table:style-name="Tabla7.C18" office:value-type="string">
            <text:p text:style-name="P15">3</text:p>
          </table:table-cell>
          <table:table-cell table:style-name="Tabla7.D18" office:value-type="string">
            <text:p text:style-name="P15">1</text:p>
          </table:table-cell>
          <table:table-cell table:style-name="Tabla7.E18" office:value-type="string">
            <text:p text:style-name="P20">A maior apoio, maior puntuación</text:p>
          </table:table-cell>
        </table:table-row>
        <table:table-row table:style-name="Tabla7.19">
          <table:table-cell table:style-name="Tabla7.A19" office:value-type="string">
            <text:p text:style-name="P17">TOTAL PUNTOS</text:p>
          </table:table-cell>
          <table:table-cell table:style-name="Tabla7.A19" office:value-type="string">
            <text:p text:style-name="P16">27</text:p>
          </table:table-cell>
          <table:table-cell table:style-name="Tabla7.A19" office:value-type="string">
            <text:p text:style-name="P16">42</text:p>
          </table:table-cell>
          <table:table-cell table:style-name="Tabla7.A19" office:value-type="string">
            <text:p text:style-name="P16">27</text:p>
          </table:table-cell>
          <table:table-cell table:style-name="Tabla7.E19" office:value-type="string">
            <text:p text:style-name="P21"/>
          </table:table-cell>
        </table:table-row>
      </table:table>
      <text:p text:style-name="Standard"><text:span text:style-name="T20">Fonte táboa: </text:span><text:a xlink:type="simple" xlink:href="http://www.factoriaemprendedores.com/soy-un/emprendedor/asesoramiento/mide-tu-perfil-emprendedor/" text:style-name="Internet_20_link" text:visited-style-name="Visited_20_Internet_20_Link"><text:span text:style-name="Internet_20_link"><text:span text:style-name="T20">Factoría de Emprendedores</text:span></text:span></text:a></text:p>
      <text:p text:style-name="P10"/>
      <text:p text:style-name="P4"><draw:frame draw:style-name="fr2" draw:name="Marco2" text:anchor-type="paragraph" svg:x="0.069cm" svg:y="0.213cm" svg:width="17.189cm" draw:z-index="1"><draw:text-box fo:min-height="0.37cm"><table:table table:name="Tabla8" table:style-name="Tabla8"><table:table-column table:style-name="Tabla8.A"/><table:table-row table:style-name="Tabla8.1"><table:table-cell table:style-name="Tabla8.A1" office:value-type="string"><text:p text:style-name="P29"><text:span text:style-name="T21"></text:span><text:span text:style-name="T19">NOTA: </text:span><text:span text:style-name="T20">Trata de valorar obxectivamente. Comenta na túa contorna e no foro do curso as túas ideas, pide opinións, escoita esas valoracións. Se é posible contacta con profesionais do sector e contrata con eles as túas propostas.</text:span></text:p></table:table-cell></table:table-row></table:table></draw:text-box></draw:frame></text:p>
      <text:p text:style-name="P9"><draw:frame draw:style-name="fr3" draw:name="Marco3" text:anchor-type="char" svg:x="0.037cm" svg:y="0.189cm" svg:width="16.822cm" svg:height="2.803cm" draw:z-index="2"><draw:text-box><text:p text:style-name="P23">IDEA SELECCIONADA</text:p><text:p text:style-name="P22"/><text:p text:style-name="P22">IDEA 2</text:p></draw:text-box></draw:frame></text:p>
      <text:p text:style-name="P24"/>
      <text:p text:style-name="Horizontal_20_Line"><text:change-start text:change-id="ct106102886474304"/></text:p>
      <text:p text:style-name="P34">Olá, Adrián,</text:p>
      <text:p text:style-name="P34">A<text:change-end text:change-id="ct106102886474304"/><text:change-start text:change-id="ct106102886493568"/>s três ideias apresentam soluções muito interessantes para problemas concretos de clientes. O positivo da primeira e da terceira<text:span text:style-name="T24"> é que tens claro quem é o teu cliente alvo ou potencial, pelo qual conheces bem </text:span><text:change-end text:change-id="ct106102886493568"/><text:change-start text:change-id="ct106102888545024"/><text:span text:style-name="T24">a quem iria destinada. A ideia 2 escolhida parece fora do teu sector profissional, mas como bem explicas ao final estás a procurar o desenvolv</text:span><text:change-end text:change-id="ct106102888545024"/><text:change-start text:change-id="ct106102890562880"/><text:span text:style-name="T24">imento de uma plataforma online na que diferentes produtores poidam vender </text:span><text:soft-page-break/><text:span text:style-name="T24">os seus produtos e estar em contato com os clientes. Parez-me a mais complexa tecnicamente e operativamente, mas tens a avantagem de contar com </text:span><text:change-end text:change-id="ct106102890562880"/><text:change-start text:change-id="ct106102890651360"/><text:span text:style-name="T24">modelos já existentes dos que estudar as alternativas levada adiante. Uma pequena procura em buscadores online e poderás </text:span><text:change-end text:change-id="ct106102890651360"/><text:change-start text:change-id="ct106102890670848"/><text:span text:style-name="T24">aceder a páginas webs de empresas semelhantes.</text:span></text:p>
      <text:p text:style-name="P34"><text:span text:style-name="T24">Comentar-te que deverias ter justificado </text:span><text:change-end text:change-id="ct106102890670848"/><text:change-start text:change-id="ct105553145255584"/><text:span text:style-name="T24">o por quê da tua escolha. Em qualquer caso, ânimo com esta aventura!</text:span></text:p>
      <text:p text:style-name="P34"><text:span text:style-name="T24">Saúdos,</text:span></text:p>
      <text:p text:style-name="P34"><text:span text:style-name="T24">Sérgio Nunes</text:span><text:change-end text:change-id="ct1055531452555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family-generic="roman" style:font-pitch="variable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fo:font-weight="bold" officeooo:rsid="001a489f" officeooo:paragraph-rsid="00175990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officeooo:paragraph-rsid="00175990" style:font-size-asian="14pt" style:font-size-complex="14pt"/>
    </style:style>
    <style:style style:name="MP3" style:family="paragraph" style:parent-style-name="Heading_20_2">
      <style:paragraph-properties fo:margin-top="0cm" fo:margin-bottom="0cm" loext:contextual-spacing="false" fo:text-align="end" style:justify-single-word="false"/>
      <style:text-properties style:font-name="FreeSans" fo:font-size="14pt" fo:font-weight="normal" officeooo:paragraph-rsid="00175990" style:font-size-asian="14pt" style:font-weight-asian="normal" style:font-size-complex="14pt" style:font-weight-complex="normal"/>
    </style:style>
    <style:style style:name="MP4" style:family="paragraph">
      <loext:graphic-properties draw:fill="solid" draw:fill-color="#111111"/>
      <style:paragraph-properties fo:text-align="center"/>
    </style:style>
    <style:style style:name="MP5" style:family="paragraph" style:parent-style-name="Footer">
      <style:paragraph-properties fo:text-align="end" style:justify-single-word="false"/>
      <style:text-properties fo:font-size="9pt" officeooo:paragraph-rsid="00175990" style:font-size-asian="9pt" style:font-size-complex="9pt"/>
    </style:style>
    <style:style style:name="MP6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169b41" style:font-size-asian="14pt" style:font-weight-asian="bold" style:font-size-complex="14pt" style:font-weight-complex="bold"/>
    </style:style>
    <style:style style:name="MP7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169b41" style:font-size-asian="14pt" style:font-size-complex="14pt"/>
    </style:style>
    <style:style style:name="MP8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169b41" style:font-size-asian="14pt" style:font-weight-asian="normal" style:font-size-complex="14pt" style:font-weight-complex="normal"/>
    </style:style>
    <style:style style:name="MP9" style:family="paragraph" style:parent-style-name="Footer">
      <style:paragraph-properties fo:text-align="end" style:justify-single-word="false"/>
      <style:text-properties fo:font-size="9pt" officeooo:paragraph-rsid="00169b41" style:font-size-asian="9pt" style:font-size-complex="9pt"/>
    </style:style>
    <style:style style:name="MT1" style:family="text">
      <style:text-properties fo:font-variant="normal" fo:text-transform="none" fo:color="#000000" style:font-name="FreeSans" fo:letter-spacing="normal" fo:font-style="normal" style:text-underline-style="none"/>
    </style:style>
    <style:style style:name="MT2" style:family="text">
      <style:text-properties fo:font-variant="normal" fo:text-transform="none" fo:color="#000000" style:font-name="FreeSans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fo:font-variant="normal" fo:text-transform="none" fo:color="#000000" style:font-name="Liberation Sans" fo:font-size="10pt" fo:letter-spacing="normal" fo:font-style="normal" style:text-underline-style="none" style:font-size-asian="10pt" style:font-size-complex="10pt"/>
    </style:style>
    <style:style style:name="MT4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MT5" style:family="text">
      <style:text-properties fo:font-variant="normal" fo:text-transform="none" fo:color="#000000" style:font-name="Liberation Sans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MT6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MT7" style:family="text">
      <style:text-properties style:font-name="FreeSans" fo:font-weight="normal" officeooo:rsid="000e3434" style:font-weight-asian="normal" style:font-weight-complex="normal"/>
    </style:style>
    <style:style style:name="MT8" style:family="text">
      <style:text-properties style:font-name="Liberation Sans" fo:font-weight="normal" officeooo:rsid="000e3434" style:font-weight-asian="normal" style:font-weight-complex="normal"/>
    </style:style>
    <style:style style:name="MT9" style:family="text">
      <style:text-properties style:font-name="Liberation Sans" fo:font-weight="normal" officeooo:rsid="000d5855" style:font-weight-asian="normal" style:font-weight-complex="normal"/>
    </style:style>
    <style:style style:name="MT10" style:family="text">
      <style:text-properties style:font-name="Liberation Sans" fo:font-weight="normal" officeooo:rsid="000d4354" style:font-weight-asian="normal" style:font-weight-complex="normal"/>
    </style:style>
    <style:style style:name="MT11" style:family="text">
      <style:text-properties style:font-name="Liberation Sans" fo:font-weight="normal" officeooo:rsid="00169b41" style:font-weight-asian="normal" style:font-weight-complex="normal"/>
    </style:style>
    <style:style style:name="MT12" style:family="text">
      <style:text-properties style:font-name="Liberation Sans" fo:font-weight="normal" style:font-weight-asian="normal" style:font-weight-complex="normal"/>
    </style:style>
    <style:style style:name="MT13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MT14" style:family="text">
      <style:text-properties style:font-name="Liberation Sans" fo:font-size="10pt" style:font-size-asian="10pt" style:font-size-complex="10pt"/>
    </style:style>
    <style:style style:name="MT1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1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gr1" style:family="graphic">
      <style:graphic-properties svg:stroke-width="0.019cm" svg:stroke-color="#000000" draw:marker-start-width="0.383cm" draw:marker-end-width="0.383cm" draw:fill="solid" draw:fill-color="#111111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007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64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3" text:outline-level="2"><draw:line text:anchor-type="paragraph" draw:z-index="4" draw:style-name="Mgr1" draw:text-style-name="MP4" svg:x1="0.095cm" svg:y1="0.543cm" svg:x2="14.952cm" svg:y2="0.543cm"><text:p/></draw:line><draw:line text:anchor-type="paragraph" draw:z-index="7" draw:style-name="Mgr1" draw:text-style-name="MP4" svg:x1="0.095cm" svg:y1="0.543cm" svg:x2="14.952cm" svg:y2="0.543cm"><text:p/></draw:line><text:span text:style-name="MT3">A iniciativa emprendedora_</text:span><text:span text:style-name="MT4">UD</text:span><text:span text:style-name="MT5">01</text:span></text:h>
      </style:header>
      <style:footer>
        <text:p text:style-name="MP5"><text:span text:style-name="MT6">_ Adrián Álvarez Lois _</text:span><text:span text:style-name="MT7"><text:tab/><text:tab/> </text:span><text:span text:style-name="MT8"><text:s text:c="2"/></text:span><text:span text:style-name="MT9">EIE_UD</text:span><text:span text:style-name="MT10">0</text:span><text:span text:style-name="MT9">1</text:span><text:span text:style-name="MT10">_</text:span><text:span text:style-name="MT9">TAREFA_apt0</text:span><text:span text:style-name="MT11">2</text:span><text:span text:style-name="MT9">_</text:span><text:span text:style-name="MT12"> </text:span><text:span text:style-name="MT13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h text:style-name="MP6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7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8" text:outline-level="2"><draw:line text:anchor-type="paragraph" draw:z-index="5" draw:style-name="Mgr1" draw:text-style-name="MP4" svg:x1="0.095cm" svg:y1="0.543cm" svg:x2="14.952cm" svg:y2="0.543cm"><text:p/></draw:line><text:span text:style-name="MT14">A iniciativa emprendedora_</text:span><text:span text:style-name="MT15">UD</text:span><text:span text:style-name="MT16">01</text:span></text:h>
      </style:header>
      <style:footer>
        <text:p text:style-name="MP9"><text:span text:style-name="MT6">_ Adrián Álvarez Lois _</text:span><text:span text:style-name="MT7"><text:tab/><text:tab/> </text:span><text:span text:style-name="MT8"><text:s text:c="2"/></text:span><text:span text:style-name="MT9">EIE_UD</text:span><text:span text:style-name="MT10">0</text:span><text:span text:style-name="MT9">1</text:span><text:span text:style-name="MT10">_</text:span><text:span text:style-name="MT9">TAREFA_apt0</text:span><text:span text:style-name="MT11">2</text:span><text:span text:style-name="MT9">_</text:span><text:span text:style-name="MT12"> </text:span><text:span text:style-name="MT13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0:04:55.39</meta:creation-date>
    <meta:editing-cycles>1</meta:editing-cycles>
    <meta:editing-duration>P0D</meta:editing-duration>
    <meta:generator>LibreOffice/5.1.1.3$MacOSX_X86_64 LibreOffice_project/89f508ef3ecebd2cfb8e1def0f0ba9a803b88a6d</meta:generator>
    <meta:document-statistic meta:table-count="8" meta:image-count="0" meta:object-count="0" meta:page-count="3" meta:paragraph-count="120" meta:word-count="851" meta:character-count="5390" meta:non-whitespace-character-count="4643"/>
    <meta:user-defined meta:name="Información 1"/>
    <meta:user-defined meta:name="Información 2"/>
    <meta:user-defined meta:name="Información 3"/>
    <meta:user-defined meta:name="Información 4"/>
  </office:meta>
</office:document-meta>
</file>